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微软雅黑" svg:font-family="微软雅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fo:font-weight="normal" officeooo:rsid="001e4ef8" officeooo:paragraph-rsid="001e4ef8" style:font-size-asian="16pt" style:language-asian="zh" style:country-asian="CN" style:font-weight-asian="normal" style:font-size-complex="18.25pt" style:font-weight-complex="normal"/>
    </style:style>
    <style:style style:name="P2" style:family="paragraph" style:parent-style-name="Standard">
      <style:text-properties fo:font-size="18.25pt" fo:font-weight="normal" officeooo:rsid="0021263a" officeooo:paragraph-rsid="0021263a" style:font-size-asian="16pt" style:language-asian="zh" style:country-asian="CN" style:font-weight-asian="normal" style:font-size-complex="18.25pt" style:font-weight-complex="normal"/>
    </style:style>
    <style:style style:name="P3" style:family="paragraph" style:parent-style-name="Standard">
      <style:text-properties fo:font-size="18.25pt" fo:font-weight="normal" officeooo:rsid="0023053b" officeooo:paragraph-rsid="0023053b" style:font-size-asian="16pt" style:language-asian="zh" style:country-asian="CN" style:font-weight-asian="normal" style:font-size-complex="18.25pt" style:font-weight-complex="normal"/>
    </style:style>
    <style:style style:name="P4" style:family="paragraph" style:parent-style-name="Standard">
      <style:text-properties fo:font-size="22pt" fo:font-weight="bold" officeooo:rsid="001bf383" officeooo:paragraph-rsid="001bf383" style:font-size-asian="22pt" style:language-asian="zh" style:country-asian="CN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1dfbc9" officeooo:paragraph-rsid="001dfbc9" style:font-size-asian="22pt" style:language-asian="zh" style:country-asian="CN" style:font-weight-asian="bold" style:font-size-complex="22pt" style:font-weight-complex="bold"/>
    </style:style>
    <style:style style:name="P6" style:family="paragraph" style:parent-style-name="Standard">
      <style:text-properties fo:font-size="16pt" fo:font-weight="bold" officeooo:rsid="001dfbc9" officeooo:paragraph-rsid="001dfbc9" style:font-size-asian="16pt" style:language-asian="zh" style:country-asian="CN" style:font-weight-asian="bold" style:font-size-complex="16pt" style:font-weight-complex="bold"/>
    </style:style>
    <style:style style:name="P7" style:family="paragraph" style:parent-style-name="Table_20_Contents">
      <style:text-properties fo:font-size="18.25pt" officeooo:rsid="001df407" officeooo:paragraph-rsid="001df407" style:font-size-asian="16pt" style:font-size-complex="18.25pt"/>
    </style:style>
    <style:style style:name="P8" style:family="paragraph" style:parent-style-name="Table_20_Contents">
      <style:text-properties fo:font-size="18.25pt" officeooo:rsid="001e4ef8" officeooo:paragraph-rsid="001e4ef8" style:font-size-asian="16pt" style:font-size-complex="18.25pt"/>
    </style:style>
    <style:style style:name="P9" style:family="paragraph" style:parent-style-name="Table_20_Contents">
      <style:text-properties fo:font-size="18.25pt" officeooo:rsid="001f9cd0" officeooo:paragraph-rsid="001f9cd0" style:font-size-asian="16pt" style:font-size-complex="18.25pt"/>
    </style:style>
    <style:style style:name="P10" style:family="paragraph" style:parent-style-name="Table_20_Contents">
      <style:text-properties fo:font-size="18.25pt" officeooo:rsid="00218518" officeooo:paragraph-rsid="00218518" style:font-size-asian="16pt" style:font-size-complex="18.25pt"/>
    </style:style>
    <style:style style:name="P11" style:family="paragraph" style:parent-style-name="Table_20_Contents">
      <style:text-properties fo:font-size="18.25pt" officeooo:rsid="0023a3d6" officeooo:paragraph-rsid="0023a3d6" style:font-size-asian="16pt" style:font-size-complex="18.25pt"/>
    </style:style>
    <style:style style:name="P12" style:family="paragraph" style:parent-style-name="Text_20_body">
      <style:text-properties fo:color="#ff0000" fo:font-size="16pt" fo:font-weight="normal" officeooo:rsid="0023053b" officeooo:paragraph-rsid="0023053b" style:font-name-asian="微软雅黑" style:font-size-asian="16pt" style:language-asian="zh" style:country-asian="CN" style:font-weight-asian="normal" style:font-size-complex="16pt" style:font-weight-complex="normal"/>
    </style:style>
    <style:style style:name="T1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bject对象</text:p>
      <text:p text:style-name="P5"/>
      <text:p text:style-name="P6">第一种创建对象方式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7">//根据Object来创建一个对象</text:p>
            <text:p text:style-name="P7">function creatperson(username,password) {</text:p>
            <text:p text:style-name="P7"><text:tab/>var obj=<text:span text:style-name="T1">new Object()</text:span>;</text:p>
            <text:p text:style-name="P7"><text:tab/>//定义对象的属性</text:p>
            <text:p text:style-name="P7"><text:tab/>obj.username=username;</text:p>
            <text:p text:style-name="P7"><text:tab/>obj.password=password;</text:p>
            <text:p text:style-name="P7"><text:tab/>//定义对象的方法</text:p>
            <text:p text:style-name="P7"><text:tab/>obj.showInfo=function(){</text:p>
            <text:p text:style-name="P7"><text:tab/><text:tab/>alert(this.username+" "+this.password)</text:p>
            <text:p text:style-name="P7"><text:tab/>}</text:p>
            <text:p text:style-name="P7"><text:tab/>return obj;</text:p>
            <text:p text:style-name="P7">}</text:p>
            <text:p text:style-name="P7">var person=creatperson("hemingjie","123");</text:p>
            <text:p text:style-name="P7">//alert(person.username+" <text:s/>"+person.password);</text:p>
            <text:p text:style-name="P7">//调用对象的方法</text:p>
            <text:p text:style-name="P7">person.showInfo();</text:p>
          </table:table-cell>
        </table:table-row>
      </table:table>
      <text:p text:style-name="P1"/>
      <text:p text:style-name="P1">第二种方式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8">//创建以键值对方式的对象,管他叫json对象</text:p>
            <text:p text:style-name="P8">var person={username:"张三",age:30,address:"广州"};</text:p>
            <text:p text:style-name="P8">alert(person.address+""+person.username+" ")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第三种方式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9"><text:s/>function showInfo(){</text:p>
            <text:p text:style-name="P9"><text:tab/>alert(this.username+" "+this.password)</text:p>
            <text:p text:style-name="P9">}</text:p>
            <text:p text:style-name="P9">//根据Object来创建一个对象</text:p>
            <text:p text:style-name="P9">function creatperson(username,password) {</text:p>
            <text:p text:style-name="P9"><text:tab/>var obj=new Object();</text:p>
            <text:p text:style-name="P9"><text:tab/>//定义对象的属性</text:p>
            <text:p text:style-name="P9"><text:tab/>obj.username=username;</text:p>
            <text:p text:style-name="P9"><text:tab/>obj.password=password;</text:p>
            <text:p text:style-name="P9"><text:tab/>//引入外部的方法作为对象方法</text:p>
            <text:p text:style-name="P9"><text:tab/>obj.showInfo=showInfo;</text:p>
            <text:p text:style-name="P9"><text:tab/></text:p>
            <text:p text:style-name="P9"><text:tab/>return obj;</text:p>
            <text:p text:style-name="P9">}</text:p>
          </table:table-cell>
        </table:table-row>
      </table:table>
      <text:p text:style-name="P1"/>
      <text:p text:style-name="P2">第四种方式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0">function Person(username,password) {</text:p>
            <text:p text:style-name="P10"><text:tab/>//通过this来直接指定属性，不需要创建Object</text:p>
            <text:p text:style-name="P10"><text:tab/>this.username=username;</text:p>
            <text:p text:style-name="P10"><text:tab/>this.password=password;</text:p>
            <text:p text:style-name="P10"><text:tab/>this.show=function(){</text:p>
            <text:p text:style-name="P10"><text:tab/><text:tab/>alert(this.username+" "+this.password);</text:p>
            <text:p text:style-name="P10"><text:tab/>}</text:p>
            <text:p text:style-name="P10"><text:tab/>//不需要return，默认隐藏return</text:p>
            <text:p text:style-name="P10">}</text:p>
            <text:p text:style-name="P10">var person=new Person("list","123");</text:p>
            <text:p text:style-name="P10">person.show();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3"><text:soft-page-break/>第五种方式</text:p>
      <text:p text:style-name="P12">创建对象第五种方式：推荐使用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1">function Person(username,password) {</text:p>
            <text:p text:style-name="P11"><text:s text:c="3"/>this.username=username;</text:p>
            <text:p text:style-name="P11"><text:s text:c="3"/>this.password=password;</text:p>
            <text:p text:style-name="P11"><text:s text:c="3"/></text:p>
            <text:p text:style-name="P11">}</text:p>
            <text:p text:style-name="P11">//以原形方式来赋值方法,别的对象不能调用</text:p>
            <text:p text:style-name="P11">Person.<text:span text:style-name="T1">prototype.</text:span>showInfo=function(){</text:p>
            <text:p text:style-name="P11"><text:tab/>alert(this.username+" <text:s/>"+this.password);</text:p>
            <text:p text:style-name="P11">}</text:p>
            <text:p text:style-name="P11">var person =new Person("zhangsan","123");</text:p>
            <text:p text:style-name="P11">person.showInfo();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微软雅黑" svg:font-family="微软雅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34S</meta:editing-duration>
    <meta:editing-cycles>10</meta:editing-cycles>
    <meta:generator>LibreOffice/5.3.0.3$Windows_X86_64 LibreOffice_project/7074905676c47b82bbcfbea1aeefc84afe1c50e1</meta:generator>
    <dc:date>2018-04-18T23:21:28.078000000</dc:date>
    <meta:document-statistic meta:table-count="5" meta:image-count="0" meta:object-count="0" meta:page-count="3" meta:paragraph-count="62" meta:word-count="258" meta:character-count="1259" meta:non-whitespace-character-count="1191"/>
    <meta:user-defined meta:name="Info 1"/>
    <meta:user-defined meta:name="Info 2"/>
    <meta:user-defined meta:name="Info 3"/>
    <meta:user-defined meta:name="Info 4"/>
  </office:meta>
</office:document-meta>
</file>